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Preformatted_20_Text">
      <style:paragraph-properties fo:margin-top="0cm" fo:margin-bottom="0.499cm" style:contextual-spacing="false"/>
    </style:style>
    <style:style style:name="P4" style:family="paragraph" style:parent-style-name="Text_20_body" style:list-style-name="L3"/>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ocumento explicativo sobre el uso de la IA en el sistema de recomendación</text:h>
      <text:h text:style-name="Heading_20_2" text:outline-level="2">Tarea 01: Explicación del uso de la IA</text:h>
      <text:h text:style-name="Heading_20_3" text:outline-level="3">Utiliza aprendizaje automático</text:h>
      <text:p text:style-name="Text_20_body">El aprendizaje automático (Machine Learning) es el corazón de los sistemas de recomendación modernos. Este se utiliza para analizar los datos de visualización de los usuarios, como las películas que han visto, las calificaciones que han otorgado y el tiempo de reproducción, con el objetivo de identificar patrones y generar recomendaciones personalizadas. Por ejemplo, mediante técnicas como la factorización matricial, el sistema puede predecir las preferencias de un usuario basándose en similitudes con otros usuarios o contenidos.</text:p>
      <text:h text:style-name="Heading_20_3" text:outline-level="3">Diferencia entre aprendizaje supervisado y no supervisado</text:h>
      <text:p text:style-name="Text_20_body">El aprendizaje supervisado utiliza datos etiquetados para entrenar modelos que realizan predicciones. En un sistema de recomendación, esto podría incluir modelos que predicen la calificación que un usuario daría a una película basada en datos históricos. Por otro lado, el aprendizaje no supervisado trabaja con datos sin etiquetar, buscando patrones o grupos. En este contexto, se podrían usar algoritmos como clustering para agrupar a los usuarios con intereses similares o categorizar películas según características comunes.</text:p>
      <text:p text:style-name="Text_20_body">Ambos enfoques se utilizan en el proceso de generación de recomendaciones:</text:p>
      <text:list text:style-name="L1">
        <text:list-item>
          <text:p text:style-name="P1"><text:span text:style-name="Strong_20_Emphasis">Supervisado:</text:span> Predicciones específicas, como el puntaje esperado de una película.</text:p>
        </text:list-item>
        <text:list-item>
          <text:p text:style-name="P1"><text:span text:style-name="Strong_20_Emphasis">No supervisado:</text:span> Descubrimiento de relaciones entre usuarios y contenido.</text:p>
        </text:list-item>
      </text:list>
      <text:h text:style-name="Heading_20_3" text:outline-level="3">Diferencia entre datos e información</text:h>
      <text:p text:style-name="Text_20_body">En el contexto de un sistema de recomendación, los datos son registros brutos, como “El usuario A vio la película X” o “El usuario B dio 4 estrellas a la película Y”. Estos datos, por sí solos, no aportan conocimiento útil. La información, en cambio, es el resultado de procesar y analizar esos datos para obtener conocimiento relevante. Por ejemplo, “El usuario A prefiere películas de acción” es información obtenida a partir del análisis de los datos de visualización.</text:p>
      <text:p text:style-name="Text_20_body">El sistema transforma los datos en información útil utilizando técnicas de aprendizaje automático, que procesan grandes volúmenes de datos para identificar patrones y generar recomendaciones personalizadas.</text:p>
      <text:h text:style-name="Heading_20_3" text:outline-level="3">Diferencia entre clasificación y regresión</text:h>
      <text:p text:style-name="Text_20_body">La clasificación y la regresión son dos tipos de problemas en aprendizaje supervisado que tienen aplicaciones en sistemas de recomendación:</text:p>
      <text:list text:style-name="L2">
        <text:list-item>
          <text:p text:style-name="P2"><text:span text:style-name="Strong_20_Emphasis">Clasificación:</text:span> Se utiliza para categorizar elementos en grupos predefinidos. Por ejemplo, determinar si un usuario disfrutará o no de una película (“gustará” o “no gustará”).</text:p>
        </text:list-item>
        <text:list-item>
          <text:p text:style-name="P2"><text:soft-page-break/><text:span text:style-name="Strong_20_Emphasis">Regresión:</text:span> Se utiliza para predecir un valor continuo, como la puntuación que un usuario podría dar a una película (por ejemplo, 4.5 estrellas).</text:p>
        </text:list-item>
      </text:list>
      <text:p text:style-name="Text_20_body">Ambos enfoques complementan el sistema de recomendación, permitiendo predecir tanto las preferencias generales de los usuarios como la probabilidad de que disfruten una película específic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area 02: Utilización de recursividad en la programación</text:h>
      <text:h text:style-name="Heading_20_3" text:outline-level="3">Usa la recursividad</text:h>
      <text:p text:style-name="Text_20_body">La recursividad es una técnica clave para implementar estructuras jerárquicas como árboles. En un sistema de recomendación, los nodos representan elementos como géneros o películas, y las relaciones entre ellos pueden definirse mediante llamadas recursivas que construyen y navegan por el árbol.</text:p>
      <text:h text:style-name="Heading_20_3" text:outline-level="3">Define y crea la estructura de Árbol</text:h>
      <text:p text:style-name="Text_20_body">La estructura de árbol es una representación jerárquica donde cada nodo tiene un valor y referencias a sus nodos hijos. En Java, se puede implementar de la siguiente manera:</text:p>
      <text:p text:style-name="Preformatted_20_Text"><text:span text:style-name="Source_20_Text">class Nodo {</text:span></text:p>
      <text:p text:style-name="Preformatted_20_Text"><text:span text:style-name="Source_20_Text"><text:s text:c="4"/>String valor;</text:span></text:p>
      <text:p text:style-name="Preformatted_20_Text"><text:span text:style-name="Source_20_Text"><text:s text:c="4"/>List&lt;Nodo&gt; hijos;</text:span></text:p>
      <text:p text:style-name="Preformatted_20_Text"/>
      <text:p text:style-name="Preformatted_20_Text"><text:span text:style-name="Source_20_Text"><text:s text:c="4"/>public Nodo(String valor) {</text:span></text:p>
      <text:p text:style-name="Preformatted_20_Text"><text:span text:style-name="Source_20_Text"><text:s text:c="8"/>this.valor = valor;</text:span></text:p>
      <text:p text:style-name="Preformatted_20_Text"><text:span text:style-name="Source_20_Text"><text:s text:c="8"/>this.hijos = new ArrayList&lt;&gt;();</text:span></text:p>
      <text:p text:style-name="Preformatted_20_Text"><text:span text:style-name="Source_20_Text"><text:s text:c="4"/>}</text:span></text:p>
      <text:p text:style-name="Preformatted_20_Text"/>
      <text:p text:style-name="Preformatted_20_Text"><text:span text:style-name="Source_20_Text"><text:s text:c="4"/>public void agregarHijo(Nodo hijo) {</text:span></text:p>
      <text:p text:style-name="Preformatted_20_Text"><text:span text:style-name="Source_20_Text"><text:s text:c="8"/>this.hijos.add(hijo);</text:span></text:p>
      <text:p text:style-name="Preformatted_20_Text"><text:span text:style-name="Source_20_Text"><text:s text:c="4"/>}</text:span></text:p>
      <text:p text:style-name="P3"><text:span text:style-name="Source_20_Text">}</text:span></text:p>
      <text:p text:style-name="Text_20_body">Este código define un nodo básico que puede ser utilizado para construir árboles al agregar nodos hijos de manera recursiva.</text:p>
      <text:h text:style-name="Heading_20_3" text:outline-level="3">Usa algoritmos de pre-order traversal</text:h>
      <text:p text:style-name="Text_20_body">El recorrido pre-order (raíz, luego hijos) se utiliza para mostrar recomendaciones de manera jerárquica. La implementación en Java podría ser:</text:p>
      <text:p text:style-name="Preformatted_20_Text"><text:span text:style-name="Source_20_Text">public void preOrder(Nodo nodo) {</text:span></text:p>
      <text:p text:style-name="Preformatted_20_Text"><text:span text:style-name="Source_20_Text"><text:s text:c="4"/>if (nodo == null) return;</text:span></text:p>
      <text:p text:style-name="Preformatted_20_Text"><text:span text:style-name="Source_20_Text"><text:s text:c="4"/>System.out.println(nodo.valor);</text:span></text:p>
      <text:p text:style-name="Preformatted_20_Text"><text:span text:style-name="Source_20_Text"><text:s text:c="4"/>for (Nodo hijo : nodo.hijos) {</text:span></text:p>
      <text:p text:style-name="Preformatted_20_Text"><text:span text:style-name="Source_20_Text"><text:s text:c="8"/>preOrder(hijo);</text:span></text:p>
      <text:p text:style-name="Preformatted_20_Text"><text:span text:style-name="Source_20_Text"><text:s text:c="4"/>}</text:span></text:p>
      <text:p text:style-name="P3"><text:span text:style-name="Source_20_Text">}</text:span></text:p>
      <text:h text:style-name="Heading_20_3" text:outline-level="3">Usa algoritmos de post-order traversal</text:h>
      <text:p text:style-name="Text_20_body">El recorrido post-order (hijos, luego raíz) puede emplearse para actualizar preferencias después de procesar toda la información de los nodos hijos. La implementación en Java podría ser:</text:p>
      <text:p text:style-name="Preformatted_20_Text"><text:span text:style-name="Source_20_Text">public void postOrder(Nodo nodo) {</text:span></text:p>
      <text:p text:style-name="Preformatted_20_Text"><text:span text:style-name="Source_20_Text"><text:s text:c="4"/>if (nodo == null) return;</text:span></text:p>
      <text:p text:style-name="Preformatted_20_Text"><text:span text:style-name="Source_20_Text"><text:s text:c="4"/>for (Nodo hijo : nodo.hijos) {</text:span></text:p>
      <text:p text:style-name="Preformatted_20_Text"><text:span text:style-name="Source_20_Text"><text:s text:c="8"/>postOrder(hijo);</text:span></text:p>
      <text:p text:style-name="Preformatted_20_Text"><text:span text:style-name="Source_20_Text"><text:s text:c="4"/>}</text:span></text:p>
      <text:p text:style-name="Preformatted_20_Text"><text:span text:style-name="Source_20_Text"><text:s text:c="4"/>System.out.println(nodo.valor);</text:span></text:p>
      <text:p text:style-name="P3"><text:span text:style-name="Source_20_Text">}</text:span></text:p>
      <text:p text:style-name="Text_20_body"><text:soft-page-break/>Ambos algoritmos permiten realizar diferentes operaciones sobre el árbol dependiendo del orden en el que se necesiten procesar los dato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area 03: Construcción de algoritmo de árbol de decisiones</text:h>
      <text:h text:style-name="Heading_20_3" text:outline-level="3">Usa algoritmos de árboles de decisión</text:h>
      <text:p text:style-name="Text_20_body">Los algoritmos de árboles de decisión son una herramienta fundamental para clasificar y predecir resultados. En el contexto de un sistema de recomendación, se pueden usar para decidir qué películas recomendar basándose en atributos como género, calificaciones y preferencias anteriores. La implementación básica en Java podría ser:</text:p>
      <text:p text:style-name="Preformatted_20_Text"><text:span text:style-name="Source_20_Text">class NodoDecision {</text:span></text:p>
      <text:p text:style-name="Preformatted_20_Text"><text:span text:style-name="Source_20_Text"><text:s text:c="4"/>String atributo;</text:span></text:p>
      <text:p text:style-name="Preformatted_20_Text"><text:span text:style-name="Source_20_Text"><text:s text:c="4"/>Map&lt;String, NodoDecision&gt; hijos;</text:span></text:p>
      <text:p text:style-name="Preformatted_20_Text"/>
      <text:p text:style-name="Preformatted_20_Text"><text:span text:style-name="Source_20_Text"><text:s text:c="4"/>public NodoDecision(String atributo) {</text:span></text:p>
      <text:p text:style-name="Preformatted_20_Text"><text:span text:style-name="Source_20_Text"><text:s text:c="8"/>this.atributo = atributo;</text:span></text:p>
      <text:p text:style-name="Preformatted_20_Text"><text:span text:style-name="Source_20_Text"><text:s text:c="8"/>this.hijos = new HashMap&lt;&gt;();</text:span></text:p>
      <text:p text:style-name="Preformatted_20_Text"><text:span text:style-name="Source_20_Text"><text:s text:c="4"/>}</text:span></text:p>
      <text:p text:style-name="Preformatted_20_Text"/>
      <text:p text:style-name="Preformatted_20_Text"><text:span text:style-name="Source_20_Text"><text:s text:c="4"/>public void agregarHijo(String valor, NodoDecision hijo) {</text:span></text:p>
      <text:p text:style-name="Preformatted_20_Text"><text:span text:style-name="Source_20_Text"><text:s text:c="8"/>this.hijos.put(valor, hijo);</text:span></text:p>
      <text:p text:style-name="Preformatted_20_Text"><text:span text:style-name="Source_20_Text"><text:s text:c="4"/>}</text:span></text:p>
      <text:p text:style-name="P3"><text:span text:style-name="Source_20_Text">}</text:span></text:p>
      <text:h text:style-name="Heading_20_3" text:outline-level="3">Aplica entropía y ganancia de información</text:h>
      <text:p text:style-name="Text_20_body">La entropía mide la incertidumbre en un conjunto de datos, y la ganancia de información cuantifica la reducción de esta incertidumbre al dividir los datos según un atributo. En el algoritmo de árbol de decisiones, se calcula la entropía de cada partición y se selecciona el atributo con la mayor ganancia de información. Esto asegura que los nodos se construyan con los atributos más relevantes para la clasificación.</text:p>
      <text:h text:style-name="Heading_20_3" text:outline-level="3">Resuelve un problema con el algoritmo ID3</text:h>
      <text:p text:style-name="Text_20_body">El algoritmo ID3 es un enfoque popular para construir árboles de decisión utilizando entropía y ganancia de información. Para un sistema de recomendaciones, el ID3 puede resolver problemas como:</text:p>
      <text:list text:style-name="L3">
        <text:list-item>
          <text:p text:style-name="P4">Clasificar películas en base a las preferencias de los usuarios.</text:p>
        </text:list-item>
        <text:list-item>
          <text:p text:style-name="P4">Determinar qué atributos son más importantes para predecir qué películas gustarán.</text:p>
        </text:list-item>
      </text:list>
      <text:p text:style-name="Text_20_body">Ejemplo de implementación simplificada en Java:</text:p>
      <text:p text:style-name="Standard">public class ID3 {<text:line-break/> <text:s text:c="3"/>public NodoDecision construirArbol(List&lt;Instancia&gt; datos, List&lt;String&gt; atributos) {<text:line-break/> <text:s text:c="7"/>// Caso base: si todos los datos tienen la misma clase, retornar un nodo hoja<text:line-break/> <text:s text:c="7"/>if (datosSonHomogéneos(datos)) {<text:line-break/> <text:s text:c="11"/>return new NodoDecision(datos.get(0).clase);<text:line-break/> <text:s text:c="7"/>}<text:line-break/><text:line-break/> <text:s text:c="7"/>// Seleccionar el mejor atributo según la ganancia de información<text:line-break/> <text:s text:c="7"/>String mejorAtributo = seleccionarMejorAtributo(datos, atributos);<text:line-break/> <text:s text:c="7"/>NodoDecision raiz = new NodoDecision(mejorAtributo);<text:line-break/><text:line-break/> <text:s text:c="7"/>// Dividir los datos según los valores del mejor atributo<text:line-break/><text:soft-page-break/> <text:s text:c="7"/>Map&lt;String, List&lt;Instancia&gt;&gt; particiones = dividirDatos(datos, mejorAtributo);<text:line-break/><text:line-break/> <text:s text:c="7"/>for (String valor : particiones.keySet()) {<text:line-break/> <text:s text:c="11"/>List&lt;Instancia&gt; subconjunto = particiones.get(valor);<text:line-break/> <text:s text:c="11"/>if (subconjunto.isEmpty()) {<text:line-break/> <text:s text:c="15"/>raiz.agregarHijo(valor, new NodoDecision(claseMayoritaria(datos)));<text:line-break/> <text:s text:c="11"/>} else {<text:line-break/> <text:s text:c="15"/>raiz.agregarHijo(valor, construirArbol(subconjunto, atributosRestantes(atributos, mejorAtributo)));<text:line-break/> <text:s text:c="11"/>}<text:line-break/> <text:s text:c="7"/>}<text:line-break/><text:line-break/> <text:s text:c="7"/>return raiz;<text:line-break/> <text:s text:c="3"/>}<text:lin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PE"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1"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Arial1" style:font-family-complex="Arial"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24T04:33:31.648000000</meta:creation-date>
    <dc:date>2024-12-24T05:31:03.774000000</dc:date>
    <meta:editing-duration>PT1M43S</meta:editing-duration>
    <meta:editing-cycles>3</meta:editing-cycles>
    <meta:generator>LibreOffice/24.8.0.3$Windows_X86_64 LibreOffice_project/0bdf1299c94fe897b119f97f3c613e9dca6be583</meta:generator>
    <meta:document-statistic meta:table-count="0" meta:image-count="0" meta:object-count="0" meta:page-count="6" meta:paragraph-count="75" meta:word-count="1008" meta:character-count="7398" meta:non-whitespace-character-count="6135"/>
  </office:meta>
</office:document-meta>
</file>